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18pt" fo:font-weight="bold" officeooo:rsid="00842763" officeooo:paragraph-rsid="00842763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margin-top="0.101cm" fo:margin-bottom="0.101cm" style:contextual-spacing="false" style:line-height-at-least="0cm" fo:text-align="start" style:justify-single-word="false" fo:text-indent="0cm" style:auto-text-indent="false" style:writing-mode="lr-tb">
        <style:tab-stops>
          <style:tab-stop style:position="16.404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842763" officeooo:paragraph-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22pt" fo:font-weight="bold" officeooo:rsid="00a6d7c7" officeooo:paragraph-rsid="00a6d7c7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fo:font-weight="normal" officeooo:rsid="00842763" officeooo:paragraph-rsid="00842763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officeooo:paragraph-rsid="00a6d7c7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a6fe2f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2pt" officeooo:paragraph-rsid="00a6d7c7" style:font-size-asian="12pt" style:font-size-complex="12pt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2pt" fo:font-weight="normal" officeooo:rsid="00842763" officeooo:paragraph-rsid="00842763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officeooo:paragraph-rsid="00a6d7c7"/>
    </style:style>
    <style:style style:name="P15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000000" loext:opacity="100%" style:font-name="Arial" fo:font-size="12pt" fo:font-weight="normal" officeooo:rsid="0083e8ed" officeooo:paragraph-rsid="0083e8ed" style:font-size-asian="12pt" style:font-weight-asian="normal" style:font-size-complex="12pt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85403f" style:language-asian="zxx" style:country-asian="none" style:language-complex="zxx" style:country-complex="none"/>
    </style:style>
    <style:style style:name="T4" style:family="text">
      <style:text-properties fo:language="zxx" fo:country="none" officeooo:rsid="008fb29f" style:language-asian="zxx" style:country-asian="none" style:language-complex="zxx" style:country-complex="none"/>
    </style:style>
    <style:style style:name="T5" style:family="text">
      <style:text-properties fo:language="zxx" fo:country="none" officeooo:rsid="0094119d" style:language-asian="zxx" style:country-asian="none" style:language-complex="zxx" style:country-complex="none"/>
    </style:style>
    <style:style style:name="T6" style:family="text">
      <style:text-properties fo:language="zxx" fo:country="none" fo:font-weight="normal" officeooo:rsid="0084276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bold" officeooo:rsid="00842763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9b1e8b"/>
    </style:style>
    <style:style style:name="T11" style:family="text">
      <style:text-properties officeooo:rsid="00a5cc88"/>
    </style:style>
    <style:style style:name="T12" style:family="text">
      <style:text-properties officeooo:rsid="0094db2d"/>
    </style:style>
    <style:style style:name="T13" style:family="text">
      <style:text-properties fo:color="#ff3838" loext:opacity="100%"/>
    </style:style>
    <style:style style:name="T14" style:family="text">
      <style:text-properties fo:color="#ff3838" loext:opacity="100%" style:font-name="Arial" fo:font-size="12pt" fo:font-weight="bold" officeooo:rsid="0083e8ed" style:font-size-asian="12pt" style:font-weight-asian="bold" style:font-size-complex="12pt" style:font-weight-complex="bold"/>
    </style:style>
    <style:style style:name="T15" style:family="text">
      <style:text-properties fo:color="#ff3838" loext:opacity="100%" fo:font-size="16pt" officeooo:rsid="0094db2d" style:font-size-asian="16pt" style:font-size-complex="16pt"/>
    </style:style>
    <style:style style:name="T16" style:family="text">
      <style:text-properties fo:color="#ff3838" loext:opacity="100%" fo:font-size="16pt" officeooo:rsid="0035af81" style:font-size-asian="16pt" style:font-size-complex="16pt"/>
    </style:style>
    <style:style style:name="T17" style:family="text">
      <style:text-properties fo:color="#ff3838" loext:opacity="100%" fo:font-size="16pt" fo:font-weight="bold" officeooo:rsid="0094db2d" style:font-size-asian="16pt" style:font-weight-asian="bold" style:font-size-complex="16pt" style:font-weight-complex="bold"/>
    </style:style>
    <style:style style:name="T18" style:family="text">
      <style:text-properties fo:color="#ff3838" loext:opacity="100%" fo:font-size="16pt" fo:font-weight="bold" officeooo:rsid="0035af81" style:font-size-asian="16pt" style:font-weight-asian="bold" style:font-size-complex="16pt" style:font-weight-complex="bold"/>
    </style:style>
    <style:style style:name="T19" style:family="text">
      <style:text-properties fo:color="#ff3838" loext:opacity="100%" fo:font-size="16pt" fo:font-weight="bold" officeooo:rsid="00a81726" style:font-size-asian="16pt" style:font-weight-asian="bold" style:font-size-complex="16pt" style:font-weight-complex="bold"/>
    </style:style>
    <style:style style:name="T20" style:family="text">
      <style:text-properties fo:color="#ff3838" loext:opacity="100%" fo:font-size="18pt" fo:font-weight="bold" officeooo:rsid="00a81726" style:font-size-asian="18pt" style:font-weight-asian="bold" style:font-size-complex="18pt" style:font-weight-complex="bold"/>
    </style:style>
    <style:style style:name="T21" style:family="text">
      <style:text-properties fo:color="#ff3838" loext:opacity="100%" fo:font-size="18pt" fo:font-weight="bold" officeooo:rsid="0094db2d" style:font-size-asian="18pt" style:font-weight-asian="bold" style:font-size-complex="18pt" style:font-weight-complex="bold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94db2d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a6d7c7" style:font-size-asian="13pt" style:font-weight-asian="normal" style:font-size-complex="13pt" style:font-weight-complex="normal"/>
    </style:style>
    <style:style style:name="T25" style:family="text">
      <style:text-properties fo:color="#999999" loext:opacity="100%" style:text-line-through-style="solid" style:text-line-through-type="single"/>
    </style:style>
    <style:style style:name="T26" style:family="text">
      <style:text-properties fo:color="#999999" loext:opacity="100%" style:text-line-through-style="solid" style:text-line-through-type="single" fo:font-size="24pt" fo:font-weight="bold" officeooo:rsid="00831c8e" style:font-size-asian="24pt" style:font-weight-asian="bold" style:font-size-complex="24pt" style:font-weight-complex="bold"/>
    </style:style>
    <style:style style:name="T27" style:family="text">
      <style:text-properties fo:color="#999999" loext:opacity="100%" style:text-line-through-style="solid" style:text-line-through-type="single" fo:font-size="24pt" fo:font-weight="bold" officeooo:rsid="00a81726" style:font-size-asian="24pt" style:font-weight-asian="bold" style:font-size-complex="24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35af81"/>
    </style:style>
    <style:style style:name="T30" style:family="text">
      <style:text-properties officeooo:rsid="00910b8f"/>
    </style:style>
    <style:style style:name="T31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fo:font-variant="normal" fo:text-transform="none" fo:color="#202020" loext:opacity="100%" fo:letter-spacing="normal" fo:language="zxx" fo:country="none" fo:font-style="normal" fo:font-weight="normal" officeooo:rsid="00a6d7c7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fo:font-variant="normal" fo:text-transform="none" fo:color="#202020" loext:opacity="100%" fo:letter-spacing="normal" fo:language="zxx" fo:country="none" fo:font-style="normal" fo:font-weight="normal" officeooo:rsid="00a6fe2f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language-complex="zxx" style:country-complex="none"/>
    </style:style>
    <style:style style:name="T35" style:family="text">
      <style:text-properties fo:font-variant="normal" fo:text-transform="none" fo:color="#202020" loext:opacity="100%" fo:font-size="12pt" fo:letter-spacing="normal" fo:language="zxx" fo:country="none" fo:font-style="normal" fo:font-weight="normal" officeooo:rsid="00910b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fo:font-variant="normal" fo:text-transform="none" fo:color="#202020" loext:opacity="100%" fo:font-size="15pt" fo:letter-spacing="normal" fo:language="zxx" fo:country="none" fo:font-style="normal" fo:font-weight="normal" officeooo:rsid="00910b8f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7" style:family="text">
      <style:text-properties fo:font-variant="normal" fo:text-transform="none" fo:color="#202020" loext:opacity="100%" fo:font-size="15pt" fo:letter-spacing="normal" fo:language="zxx" fo:country="none" fo:font-style="normal" fo:font-weight="normal" officeooo:rsid="00a6fe2f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8" style:family="text">
      <style:text-properties fo:font-variant="normal" fo:text-transform="none" fo:color="#202020" loext:opacity="100%" fo:font-size="15pt" fo:letter-spacing="normal" fo:language="zxx" fo:country="none" fo:font-style="normal" fo:font-weight="bold" officeooo:rsid="00910b8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9" style:family="text">
      <style:text-properties fo:font-variant="normal" fo:text-transform="none" fo:color="#202020" loext:opacity="100%" fo:font-size="15pt" fo:letter-spacing="normal" fo:language="zxx" fo:country="none" fo:font-style="normal" fo:font-weight="bold" officeooo:rsid="00a6fe2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40" style:family="text">
      <style:text-properties officeooo:rsid="00a6d7c7"/>
    </style:style>
    <style:style style:name="T41" style:family="text">
      <style:text-properties fo:font-size="12pt" fo:language="zxx" fo:country="none" fo:font-weight="normal" officeooo:rsid="00910b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font-name="Arial" fo:font-size="13pt" fo:font-weight="normal" officeooo:rsid="0083e8ed" style:font-size-asian="13pt" style:font-weight-asian="normal" style:font-size-complex="13pt" style:font-weight-complex="normal"/>
    </style:style>
    <style:style style:name="T43" style:family="text">
      <style:text-properties style:font-name="Arial" fo:font-size="13pt" fo:font-weight="normal" officeooo:rsid="00a6d7c7" style:font-size-asian="13pt" style:font-weight-asian="normal" style:font-size-complex="13pt" style:font-weight-complex="normal"/>
    </style:style>
    <style:style style:name="T44" style:family="text">
      <style:text-properties style:font-name="Arial" fo:font-size="13pt" fo:font-weight="normal" officeooo:rsid="0094db2d" style:font-size-asian="13pt" style:font-weight-asian="normal" style:font-size-complex="13pt" style:font-weight-complex="normal"/>
    </style:style>
    <style:style style:name="T45" style:family="text">
      <style:text-properties style:font-name="Arial" fo:font-size="13pt" fo:language="zxx" fo:country="none" fo:font-weight="normal" officeooo:rsid="0083e8e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46" style:family="text">
      <style:text-properties fo:font-size="16pt" officeooo:rsid="0094db2d" style:font-size-asian="16pt" style:font-size-complex="16pt"/>
    </style:style>
    <style:style style:name="T47" style:family="text">
      <style:text-properties fo:font-size="16pt" officeooo:rsid="0035af81" style:font-size-asian="16pt" style:font-size-complex="1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{object_label}</text:p>
      <text:p text:style-name="P14"><text:span text:style-name="T42">Ce document </text:span><text:span text:style-name="T43">référence :</text:span><text:span text:style-name="T45"> {object_ref} ce</text:span><text:span text:style-name="T44">rtifie</text:span><text:span text:style-name="T42"> que</text:span></text:p>
      <text:p text:style-name="P5">{attendant_fullname}</text:p>
      <text:p text:style-name="P11"><text:span text:style-name="T26"><text:s text:c="10"/></text:span><text:span text:style-name="T20">À r</text:span><text:span text:style-name="T21">éussi</text:span><text:span text:style-name="T26"> <text:s text:c="9"/></text:span></text:p>
      <text:p text:style-name="P15">{object_description}</text:p>
      <text:p text:style-name="P6"><text:span text:style-name="T28">Ce certificat est valable du </text:span>{object_date_start} <text:span text:style-name="T28">au </text:span>{object_date_end} <text:span text:style-name="T28">inclus.</text:span></text:p>
      <text:p text:style-name="P13"/>
      <text:p text:style-name="P9"><text:span text:style-name="T30">Le titulaire : <text:tab/></text:span>Délivré <text:span text:style-name="T1">par : {mycompany_name}</text:span></text:p>
      <text:p text:style-name="P10"><text:span text:style-name="T8">{attendant_fullname}</text:span><text:span text:style-name="T6"><text:tab/></text:span><text:span text:style-name="T41">à {mycompany_town}</text:span><text:span text:style-name="T35">,</text:span></text:p>
      <text:p text:style-name="P12"><text:span text:style-name="T32"><text:tab/>Le </text:span><text:span text:style-name="T31">{object_document_date_creation}</text:span></text:p>
      <text:p text:style-name="P10"><text:span text:style-name="T31"><text:tab/></text:span><text:span text:style-name="T38">{responsible_</text:span><text:span text:style-name="T39">fullname</text:span><text:span text:style-name="T38">},</text:span></text:p>
      <text:p text:style-name="P12"><text:span text:style-name="T31"><text:tab/>{responsible_</text:span><text:span text:style-name="T33">user_job</text:span><text:span text:style-name="T31">}</text:span></text:p>
      <text:p text:style-name="P7">{attendant_signature}<text:tab/>{responsible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8fb29f" style:language-asian="zxx" style:country-asian="none" style:language-complex="zxx" style:country-complex="none"/>
    </style:style>
    <style:style style:name="MT4" style:family="text">
      <style:text-properties fo:language="zxx" fo:country="none" officeooo:rsid="0094119d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6d7c7"/>
    </style:style>
    <style:style style:name="MT7" style:family="text">
      <style:text-properties officeooo:rsid="0094db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54cm" fo:margin-bottom="0.65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2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8.768cm" svg:y="0.03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name} - {mycompany_address}</text:span><text:span text:style-name="MT2"> {mycompany_zip} {mycompany_town} – </text:span><text:span text:style-name="MT3">{mycompany_idprof2}</text:span><text:span text:style-name="MT1"><text:tab/></text:span></text:p>
        <text:p text:style-name="MP2"><text:span text:style-name="MT1"><text:tab/><text:tab/></text:span><text:span text:style-name="MT4">{mycompany_web}</text:span></text:p>
      </style:header>
      <style:footer>
        <text:p text:style-name="MP3"><text:file-name text:display="name-and-extension">template_certificatedocument.odt</text:file-name><text:s/><text:tab/><text:span text:style-name="MT5">Version – 1.</text:span><text:span text:style-name="MT6">3</text:span><text:span text:style-name="MT5">.</text:span><text:span text:style-name="MT6">0</text:span><text:span text:style-name="MT7"> </text:span><text:span text:style-name="MT5">- 202</text:span><text:span text:style-name="MT6">40425</text:span> - Page :<text:page-number text:select-page="current">1</text:page-number>/<text:page-count>1</text:page-count></text:p>
        <text:p text:style-name="MP4">Vous pouvez controler la valeur du certifcat en cliquant sur ce lien : {object_public_url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9H7M8S</meta:editing-duration>
    <meta:editing-cycles>207</meta:editing-cycles>
    <meta:generator>LibreOffice/7.6.5.2$Windows_X86_64 LibreOffice_project/38d5f62f85355c192ef5f1dd47c5c0c0c6d6598b</meta:generator>
    <dc:date>2024-04-25T14:19:39.028000000</dc:date>
    <meta:document-statistic meta:table-count="0" meta:image-count="1" meta:object-count="0" meta:page-count="1" meta:paragraph-count="16" meta:word-count="66" meta:character-count="694" meta:non-whitespace-character-count="614"/>
    <meta:user-defined meta:name="Info 1"/>
    <meta:user-defined meta:name="Info 2"/>
    <meta:user-defined meta:name="Info 3"/>
    <meta:user-defined meta:name="Info 4"/>
  </office:meta>
</office:document-meta>
</file>